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5in" table:align="margins"/>
    </style:style>
    <style:style style:name="Table1.A" style:family="table-column">
      <style:table-column-properties style:column-width="7in" style:rel-column-width="27802*"/>
    </style:style>
    <style:style style:name="Table1.B" style:family="table-column">
      <style:table-column-properties style:column-width="7.0556in" style:rel-column-width="28023*"/>
    </style:style>
    <style:style style:name="Table1.C" style:family="table-column">
      <style:table-column-properties style:column-width="1.2222in" style:rel-column-width="4854*"/>
    </style:style>
    <style:style style:name="Table1.D" style:family="table-column">
      <style:table-column-properties style:column-width="1.2229in" style:rel-column-width="485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Courier New" fo:font-size="6pt" style:font-size-asian="6pt" style:font-size-complex="6pt"/>
    </style:style>
    <style:style style:name="P2" style:family="paragraph" style:parent-style-name="Table_20_Contents">
      <style:text-properties style:font-name="Courier New" fo:font-size="6pt" officeooo:rsid="000c770b" officeooo:paragraph-rsid="000c770b" style:font-size-asian="6pt" style:font-size-complex="6pt"/>
    </style:style>
    <style:style style:name="P3" style:family="paragraph" style:parent-style-name="Table_20_Contents">
      <style:text-properties style:font-name="Courier New" fo:font-size="6pt" officeooo:rsid="0009fbd4" officeooo:paragraph-rsid="0009fbd4" style:font-size-asian="6pt" style:font-size-complex="6pt"/>
    </style:style>
    <style:style style:name="P4" style:family="paragraph" style:parent-style-name="Table_20_Contents">
      <style:text-properties style:font-name="Courier New" fo:font-size="6pt" style:font-size-asian="6pt" style:font-size-complex="6pt"/>
    </style:style>
    <style:style style:name="P5" style:family="paragraph" style:parent-style-name="Table_20_Contents">
      <style:text-properties style:font-name="Courier New" fo:font-size="6pt" officeooo:paragraph-rsid="000c770b" style:font-size-asian="6pt" style:font-size-complex="6pt"/>
    </style:style>
    <style:style style:name="P6" style:family="paragraph" style:parent-style-name="Table_20_Contents">
      <style:text-properties style:font-name="Courier New" fo:font-size="6pt" fo:font-weight="bold" officeooo:rsid="000c770b" officeooo:paragraph-rsid="000c770b" style:font-size-asian="6pt" style:font-weight-asian="bold" style:font-size-complex="6pt" style:font-weight-complex="bold"/>
    </style:style>
    <style:style style:name="P7" style:family="paragraph" style:parent-style-name="Table_20_Contents">
      <style:text-properties style:font-name="Courier New" fo:font-size="6pt" officeooo:paragraph-rsid="000f0f39" style:font-size-asian="6pt" style:font-size-complex="6pt"/>
    </style:style>
    <style:style style:name="P8" style:family="paragraph" style:parent-style-name="Table_20_Contents">
      <style:text-properties style:font-name="Courier New" fo:font-size="6pt" officeooo:paragraph-rsid="000fc130" style:font-size-asian="6pt" style:font-size-complex="6pt"/>
    </style:style>
    <style:style style:name="P9" style:family="paragraph" style:parent-style-name="Table_20_Contents">
      <style:text-properties style:font-name="Courier New" fo:font-size="6pt" officeooo:paragraph-rsid="000c770b" style:font-size-asian="6pt" style:font-size-complex="6pt"/>
    </style:style>
    <style:style style:name="T1" style:family="text">
      <style:text-properties fo:background-color="#ffa6a6" loext:char-shading-value="0"/>
    </style:style>
    <style:style style:name="T2" style:family="text">
      <style:text-properties fo:background-color="#ffa6a6" loext:char-shading-value="0"/>
    </style:style>
    <style:style style:name="T3" style:family="text">
      <style:text-properties fo:background-color="#bf819e" loext:char-shading-value="0"/>
    </style:style>
    <style:style style:name="T4" style:family="text">
      <style:text-properties officeooo:rsid="000f0f39"/>
    </style:style>
    <style:style style:name="T5" style:family="text">
      <style:text-properties officeooo:rsid="000fc130"/>
    </style:style>
    <style:style style:name="T6" style:family="text">
      <style:text-properties officeooo:rsid="00109620"/>
    </style:style>
    <style:style style:name="T7" style:family="text">
      <style:text-properties officeooo:rsid="00121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MAGIC.EXE main()</text:p>
          </table:table-cell>
          <table:table-cell table:style-name="Table1.A1" office:value-type="string">
            <text:p text:style-name="P6">WIZARDS.EXE main(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#include "MOX/MOX_CFG.H"</text:p>
            <text:p text:style-name="P4">#include "MOX/MOX_DEF.H"</text:p>
            <text:p text:style-name="P4">#include "MOX/MOX_SET.H"</text:p>
            <text:p text:style-name="P4">#include "MOX/MOX_SND.H"</text:p>
            <text:p text:style-name="P4">#include "MOX/MOX_TYPE.H"</text:p>
            <text:p text:style-name="P4"/>
          </table:table-cell>
          <table:table-cell table:style-name="Table1.A1" office:value-type="string">
            <text:p text:style-name="P5">#include "MOX/MOX_CFG.H"</text:p>
            <text:p text:style-name="P5">#include "MOX/MOX_DEF.H"</text:p>
            <text:p text:style-name="P5">#include "MOX/MOX_SET.H"</text:p>
            <text:p text:style-name="P5">#include "MOX/MOX_SND.H"</text:p>
            <text:p text:style-name="P5">#include "MOX/MOX_TYPE.H"</text:p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<text:span text:style-name="T4">int</text:span> MGC_main(<text:span text:style-name="T4">int argc, char * argv[]</text:span>)</text:p>
            <text:p text:style-name="P5">{</text:p>
            <text:p text:style-name="P5"/>
          </table:table-cell>
          <table:table-cell table:style-name="Table1.A1" office:value-type="string">
            <text:p text:style-name="P7"><text:span text:style-name="T4">int</text:span> WZD_main(<text:span text:style-name="T4">int argc, char * argv[]</text:span>)</text:p>
            <text:p text:style-name="P5">{</text:p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<text:s text:c="4"/>int16_t found_file = 0;</text:p>
            <text:p text:style-name="P5"><text:s text:c="4"/>int16_t file_name = 0;</text:p>
            <text:p text:style-name="P5"><text:s text:c="4"/>int16_t DIGI_ID = 0;</text:p>
            <text:p text:style-name="P5"><text:s text:c="4"/>int16_t <text:span text:style-name="T5">MIDI_ID</text:span> = 0;</text:p>
            <text:p text:style-name="P5"><text:s text:c="4"/>int16_t DIGI_DMA = 0;</text:p>
            <text:p text:style-name="P5"><text:s text:c="4"/>int16_t DIGI_IRQ = 0;</text:p>
            <text:p text:style-name="P5"><text:s text:c="4"/>int16_t DIGI_IO = 0;</text:p>
            <text:p text:style-name="P5"><text:s text:c="4"/>int16_t DIGI_DRV = 0;</text:p>
            <text:p text:style-name="P5"><text:s text:c="4"/>int16_t MIDI_IRQ = 0;</text:p>
            <text:p text:style-name="P5"><text:s text:c="4"/>int16_t MIDI_IO = 0;</text:p>
            <text:p text:style-name="P5"><text:s text:c="4"/>int16_t itr_savegams = 0;</text:p>
            <text:p text:style-name="P5"><text:s text:c="4"/>int16_t file_handle = 0;</text:p>
            <text:p text:style-name="P5"><text:s text:c="4"/>int16_t EMS_Pages_Left = 0;</text:p>
            <text:p text:style-name="P5"><text:s text:c="4"/><text:span text:style-name="T2">SAMB_ptr main_menu_music_seg = 0;</text:span></text:p>
            <text:p text:style-name="P8"><text:s text:c="4"/>int16_t MIDI_DMA = 0; <text:s/>// <text:span text:style-name="T5">_DI_</text:span></text:p>
            <text:p text:style-name="P8"><text:s text:c="4"/>int16_t MIDI_D<text:span text:style-name="T5">RV</text:span> = 0; <text:s/>// <text:span text:style-name="T5">_SI_</text:span></text:p>
            <text:p text:style-name="P8"/>
          </table:table-cell>
          <table:table-cell table:style-name="Table1.A1" office:value-type="string">
            <text:p text:style-name="P5"><text:s text:c="4"/>int16_t found_file = 0;</text:p>
            <text:p text:style-name="P5"><text:s text:c="4"/>int16_t file_name = 0;</text:p>
            <text:p text:style-name="P5"><text:s text:c="4"/>int16_t DIGI_ID = 0;</text:p>
            <text:p text:style-name="P8"><text:s text:c="4"/>int16_t <text:span text:style-name="T5">MIDI_ID</text:span> = 0;</text:p>
            <text:p text:style-name="P5"><text:s text:c="4"/>int16_t DIGI_DMA = 0;</text:p>
            <text:p text:style-name="P5"><text:s text:c="4"/>int16_t DIGI_IRQ = 0;</text:p>
            <text:p text:style-name="P5"><text:s text:c="4"/>int16_t DIGI_IO = 0;</text:p>
            <text:p text:style-name="P5"><text:s text:c="4"/>int16_t DIGI_DRV = 0;</text:p>
            <text:p text:style-name="P5"><text:s text:c="4"/>int16_t MIDI_IRQ = 0;</text:p>
            <text:p text:style-name="P5"><text:s text:c="4"/>int16_t MIDI_IO = 0;</text:p>
            <text:p text:style-name="P5"><text:s text:c="4"/>int16_t itr_savegams = 0;</text:p>
            <text:p text:style-name="P5"><text:s text:c="4"/>int16_t file_handle = 0;</text:p>
            <text:p text:style-name="P5"><text:s text:c="4"/>int16_t EMS_Pages_Left = 0;</text:p>
            <text:p text:style-name="P5"><text:s text:c="4"/>int16_t MIDI_DMA = 0; <text:s/>// <text:span text:style-name="T5">_DI_</text:span></text:p>
            <text:p text:style-name="P8"><text:s text:c="4"/>int16_t MIDI_D<text:span text:style-name="T5">RV</text:span> = 0; <text:s/>// <text:span text:style-name="T5">_SI_</text:span></text:p>
            <text:p text:style-name="P8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<text:s text:c="4"/>EMM_Pages_Reserved = 158;</text:p>
            <text:p text:style-name="P5"><text:s text:c="4"/>if(DIR(str_CONFIG_MOM, found_file) == 0)</text:p>
            <text:p text:style-name="P5"><text:s text:c="4"/>{</text:p>
            <text:p text:style-name="P5"><text:s text:c="8"/>Exit_With_Message(str_CONFIG_MOM_ERROR);</text:p>
            <text:p text:style-name="P5"><text:s text:c="4"/>}</text:p>
            <text:p text:style-name="P5"><text:s text:c="4"/>file_handle = fopen(str_CONFIG_MOM, cnst_ReadBinary);</text:p>
            <text:p text:style-name="P5"><text:s text:c="4"/>fread(&amp;config_mom, sizeof(struct s_CONFIG_MOM<text:span text:style-name="T6">_18</text:span>), 1, file_handle);</text:p>
            <text:p text:style-name="P5"><text:s text:c="4"/>fclose(file_handle);</text:p>
            <text:p text:style-name="P5"><text:s text:c="4"/>Load_MAGIC_SET();</text:p>
            <text:p text:style-name="P5"><text:s text:c="4"/>MIDI_IO = config_mom.MIDI_IO;</text:p>
            <text:p text:style-name="P5"><text:s text:c="4"/>MIDI_IRQ = config_mom.MIDI_IRQ;</text:p>
            <text:p text:style-name="P5"><text:s text:c="4"/>MIDI_DMA = ST_UNDEFINED;</text:p>
            <text:p text:style-name="P8"><text:s text:c="4"/><text:span text:style-name="T5">MIDI_ID</text:span> = config_mom.<text:span text:style-name="T5">MIDI_ID</text:span>;</text:p>
            <text:p text:style-name="P8"><text:s text:c="4"/>switch(<text:span text:style-name="T5">MIDI_ID</text:span>)</text:p>
            <text:p text:style-name="P5"><text:s text:c="4"/>{</text:p>
            <text:p text:style-name="P5"><text:s text:c="8"/>case 0:</text:p>
            <text:p text:style-name="P5"><text:s text:c="8"/>{</text:p>
            <text:p text:style-name="P5"><text:s text:c="12"/>MIDI_DRV = SND_NONE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1:</text:p>
            <text:p text:style-name="P5"><text:s text:c="8"/>{</text:p>
            <text:p text:style-name="P5"><text:s text:c="12"/>MIDI_DRV = SND_Speaker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16:</text:p>
            <text:p text:style-name="P5"><text:s text:c="8"/>{</text:p>
            <text:p text:style-name="P5"><text:s text:c="12"/>MIDI_DRV = SND_AdLib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18:</text:p>
            <text:p text:style-name="P5"><text:s text:c="8"/>{</text:p>
            <text:p text:style-name="P5"><text:s text:c="12"/>MIDI_DRV = SND_SB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24:</text:p>
            <text:p text:style-name="P5"><text:s text:c="8"/>{</text:p>
            <text:p text:style-name="P5"><text:s text:c="12"/>MIDI_DRV = SND_SBPro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25:</text:p>
            <text:p text:style-name="P5"><text:s text:c="8"/>{</text:p>
            <text:p text:style-name="P5"><text:s text:c="12"/>MIDI_DRV = SND_PAS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32:</text:p>
            <text:p text:style-name="P5"><text:s text:c="8"/>{</text:p>
            <text:p text:style-name="P5"><text:s text:c="12"/>MIDI_DRV = SND_SBPro2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33:</text:p>
            <text:p text:style-name="P5"><text:s text:c="8"/>{</text:p>
            <text:p text:style-name="P5"><text:s text:c="12"/>MIDI_DRV = SND_PAS16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34:</text:p>
            <text:p text:style-name="P5"><text:s text:c="8"/>{</text:p>
            <text:p text:style-name="P5"><text:s text:c="12"/>MIDI_DRV = SND_ALG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48:</text:p>
            <text:p text:style-name="P5"><text:s text:c="8"/>{</text:p>
            <text:p text:style-name="P5"><text:s text:c="12"/>MIDI_DRV = SND_GMIDI;</text:p>
            <text:p text:style-name="P5"><text:s text:c="12"/>MIDI_DMA = ST_UNDEFINED;</text:p>
            <text:p text:style-name="P5"><text:s text:c="8"/>} break;</text:p>
            <text:p text:style-name="P5"><text:s text:c="8"/>case 49:</text:p>
            <text:p text:style-name="P5"><text:s text:c="8"/>{</text:p>
            <text:p text:style-name="P5"><text:s text:c="12"/>MIDI_DRV = SND_Roland;</text:p>
            <text:p text:style-name="P5"><text:s text:c="12"/>MIDI_DMA = ST_UNDEFINED;</text:p>
            <text:p text:style-name="P5"><text:soft-page-break/><text:s text:c="8"/>} break;</text:p>
            <text:p text:style-name="P5"><text:s text:c="8"/>case 56:</text:p>
            <text:p text:style-name="P5"><text:s text:c="8"/>{</text:p>
            <text:p text:style-name="P5"><text:s text:c="12"/>MIDI_DRV = SND_GMIDI;</text:p>
            <text:p text:style-name="P5"><text:s text:c="12"/>MIDI_DMA = ST_UNDEFINED;</text:p>
            <text:p text:style-name="P5"><text:s text:c="8"/>} break;</text:p>
            <text:p text:style-name="P5"><text:s text:c="4"/>}</text:p>
            <text:p text:style-name="P5"><text:s text:c="4"/>if(MIDI_DRV == SND_Roland)</text:p>
            <text:p text:style-name="P5"><text:s text:c="4"/>{</text:p>
            <text:p text:style-name="P5"><text:s text:c="8"/>DOS_PrintString__STUB(str_Initializing_Roland_Drivers); <text:s/>// "Initializing Roland Drivers...$"</text:p>
            <text:p text:style-name="P5"><text:s text:c="8"/>Mark_Time();</text:p>
            <text:p text:style-name="P5"><text:s text:c="8"/>Release_Time(2);</text:p>
            <text:p text:style-name="P5"><text:s text:c="4"/>}</text:p>
            <text:p text:style-name="P5"><text:s text:c="4"/>DIGI_IO = config_mom.DIGI_IO;</text:p>
            <text:p text:style-name="P5"><text:s text:c="4"/>DIGI_IRQ = config_mom.DIGI_IRQ;</text:p>
            <text:p text:style-name="P5"><text:s text:c="4"/>DIGI_DMA = config_mom.DIGI_DMA;</text:p>
            <text:p text:style-name="P5"><text:s text:c="4"/>DIGI_ID = config_mom.DIGI_ID;</text:p>
            <text:p text:style-name="P5"><text:s text:c="4"/>switch(DIGI_ID)</text:p>
            <text:p text:style-name="P5"><text:s text:c="4"/>{</text:p>
            <text:p text:style-name="P5"><text:s text:c="8"/>case 0:</text:p>
            <text:p text:style-name="P5"><text:s text:c="8"/>{</text:p>
            <text:p text:style-name="P5"><text:s text:c="12"/>DIGI_DRV = SND_NONE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8"/>case 1:</text:p>
            <text:p text:style-name="P5"><text:s text:c="8"/>{</text:p>
            <text:p text:style-name="P5"><text:s text:c="12"/>DIGI_DRV = SND_Speaker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8"/>case 16:</text:p>
            <text:p text:style-name="P5"><text:s text:c="8"/>{</text:p>
            <text:p text:style-name="P5"><text:s text:c="12"/>DIGI_DRV = SND_NONE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8"/>case 18:</text:p>
            <text:p text:style-name="P5"><text:s text:c="8"/>{</text:p>
            <text:p text:style-name="P5"><text:s text:c="12"/>DIGI_DRV = SND_SB;</text:p>
            <text:p text:style-name="P5"><text:s text:c="8"/>} break;</text:p>
            <text:p text:style-name="P5"><text:s text:c="8"/>case 24:</text:p>
            <text:p text:style-name="P5"><text:s text:c="8"/>{</text:p>
            <text:p text:style-name="P5"><text:s text:c="12"/>DIGI_DRV = SND_SBPro;</text:p>
            <text:p text:style-name="P5"><text:s text:c="8"/>} break;</text:p>
            <text:p text:style-name="P5"><text:s text:c="8"/>case 25:</text:p>
            <text:p text:style-name="P5"><text:s text:c="8"/>{</text:p>
            <text:p text:style-name="P5"><text:s text:c="12"/>DIGI_DRV = SND_PAS;</text:p>
            <text:p text:style-name="P5"><text:s text:c="12"/>DIGI_IO = ST_UNDEFINED;</text:p>
            <text:p text:style-name="P5"><text:s text:c="8"/>} break;</text:p>
            <text:p text:style-name="P5"><text:s text:c="8"/>case 32:</text:p>
            <text:p text:style-name="P5"><text:s text:c="8"/>{</text:p>
            <text:p text:style-name="P5"><text:s text:c="12"/>DIGI_DRV = SND_SBPro2;</text:p>
            <text:p text:style-name="P5"><text:s text:c="12"/>MIDI_IRQ = DIGI_IRQ;</text:p>
            <text:p text:style-name="P5"><text:s text:c="12"/>MIDI_DMA = DIGI_DMA;</text:p>
            <text:p text:style-name="P5"><text:s text:c="8"/>} break;</text:p>
            <text:p text:style-name="P5"><text:s text:c="8"/>case 33:</text:p>
            <text:p text:style-name="P5"><text:s text:c="8"/>{</text:p>
            <text:p text:style-name="P5"><text:s text:c="12"/>DIGI_DRV = SND_PAS16;</text:p>
            <text:p text:style-name="P5"><text:s text:c="12"/>DIGI_IO = ST_UNDEFINED;</text:p>
            <text:p text:style-name="P5"><text:s text:c="8"/>} break;</text:p>
            <text:p text:style-name="P5"><text:s text:c="8"/>case 34:</text:p>
            <text:p text:style-name="P5"><text:s text:c="8"/>{</text:p>
            <text:p text:style-name="P5"><text:s text:c="12"/>DIGI_DRV = SND_ALG;</text:p>
            <text:p text:style-name="P5"><text:s text:c="8"/>} break;</text:p>
            <text:p text:style-name="P5"><text:s text:c="8"/>case 48:</text:p>
            <text:p text:style-name="P5"><text:s text:c="8"/>case 49:</text:p>
            <text:p text:style-name="P5"><text:s text:c="8"/>{</text:p>
            <text:p text:style-name="P5"><text:s text:c="12"/>DIGI_DRV = SND_Roland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8"/>case 56:</text:p>
            <text:p text:style-name="P5"><text:s text:c="8"/>{</text:p>
            <text:p text:style-name="P5"><text:s text:c="12"/>DIGI_DRV = SND_GMIDI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4"/>}</text:p>
            <text:p text:style-name="P5"><text:s text:c="4"/>if(MIDI_DRV == SND_AdLib)</text:p>
            <text:p text:style-name="P5"><text:s text:c="4"/>{</text:p>
            <text:p text:style-name="P5"><text:s text:c="8"/>DIGI_DRV = SND_AdLib;</text:p>
            <text:p text:style-name="P5"><text:s text:c="4"/>}</text:p>
            <text:p text:style-name="P5"><text:s text:c="4"/>if((magic_set.sound_channels &gt; 2) || (magic_set.sound_channels &lt; 0))</text:p>
            <text:p text:style-name="P5"><text:s text:c="4"/>{</text:p>
            <text:p text:style-name="P5"><text:s text:c="8"/>magic_set.sound_channels = 0;</text:p>
            <text:p text:style-name="P5"><text:s text:c="4"/>}</text:p>
            <text:p text:style-name="P5"><text:s text:c="4"/>magic_set.input_type = 1;</text:p>
            <text:p text:style-name="P5"><text:s text:c="4"/>// ¿ MoO2 <text:s/>Check_For_Saved_Games() ?</text:p>
            <text:p text:style-name="P5"><text:s text:c="4"/>for(itr_savegams = 1; itr_savegams &lt; 9; itr_savegams++)</text:p>
            <text:p text:style-name="P5"><text:s text:c="4"/>{</text:p>
            <text:p text:style-name="P5"><text:s text:c="8"/>if(magic_set.Have_Save[itr_savegams] != ST_FALSE)</text:p>
            <text:p text:style-name="P5"><text:s text:c="8"/>{</text:p>
            <text:p text:style-name="P5"><text:s text:c="12"/>itoa(itr_savegams, found_file, 10);</text:p>
            <text:p text:style-name="P5"><text:s text:c="12"/>strcpy(file_name, <text:span text:style-name="T7">str_</text:span>SAVE_NAME);</text:p>
            <text:p text:style-name="P5"><text:s text:c="12"/>strcat(file_name, found_file);</text:p>
            <text:p text:style-name="P5"><text:s text:c="12"/>strcat(file_name, <text:span text:style-name="T7">str_</text:span>SAVE_EXT);</text:p>
            <text:p text:style-name="P5"><text:s text:c="12"/>DIR(file_name, found_file);</text:p>
            <text:p text:style-name="P5"><text:s text:c="12"/>if(found_file == 0)</text:p>
            <text:p text:style-name="P5"><text:s text:c="12"/>{</text:p>
            <text:p text:style-name="P5"><text:s text:c="16"/>magic_set.Have_Save[(itr_savegams - 1)] = ST_FALSE;</text:p>
            <text:p text:style-name="P5"><text:s text:c="16"/>strcpy(magic_set.Save_Names[(itr_savegams - 1)], empty_string__MAIN);</text:p>
            <text:p text:style-name="P5"><text:s text:c="16"/>file_handle = fopen(str_MAGIC_SET, str_WB);</text:p>
            <text:p text:style-name="P5"><text:s text:c="16"/>fwrite(&amp;magic_set[0], sizeof(struct s_MAGIC_SET), 1, file_handle);</text:p>
            <text:p text:style-name="P5"><text:s text:c="16"/>fclose(file_handle);</text:p>
            <text:p text:style-name="P5"><text:s text:c="12"/>}</text:p>
            <text:p text:style-name="P5"><text:soft-page-break/><text:s text:c="8"/>}</text:p>
            <text:p text:style-name="P5"><text:s text:c="4"/>}</text:p>
            <text:p text:style-name="P5"><text:s text:c="4"/>EMS_SetMinKB(2700);</text:p>
            <text:p text:style-name="P5"><text:s text:c="4"/>RAM_SetMinKB(583);</text:p>
            <text:p text:style-name="P5"><text:s text:c="4"/>magic_set.input_type = 1;</text:p>
            <text:p text:style-name="P5"><text:s text:c="4"/>magic_set.sound_channels = 2;</text:p>
            <text:p text:style-name="P5"><text:s text:c="4"/>Init_Drivers(magic_set.input_type, magic_set.sound_channels, fonts_lbx_file, MIDI_DRV, MIDI_IO, MIDI_IRQ, MIDI_DMA, DIGI_DRV, DIGI_IO, DIGI_IRQ, DIGI_DMA);</text:p>
            <text:p text:style-name="P5"><text:s text:c="4"/>Release_Version();</text:p>
            <text:p text:style-name="P5"/>
          </table:table-cell>
          <table:table-cell table:style-name="Table1.A1" office:value-type="string">
            <text:p text:style-name="P5"><text:s text:c="4"/>EMM_Pages_Reserved = 158;</text:p>
            <text:p text:style-name="P5"><text:s text:c="4"/>if(DIR(str_CONFIG_MOM, found_file) == 0)</text:p>
            <text:p text:style-name="P5"><text:s text:c="4"/>{</text:p>
            <text:p text:style-name="P5"><text:s text:c="8"/>Exit_With_Message(str_CONFIG_MOM_ERROR);</text:p>
            <text:p text:style-name="P5"><text:s text:c="4"/>}</text:p>
            <text:p text:style-name="P5"><text:s text:c="4"/>file_handle = fopen(str_CONFIG_MOM, cnst_ReadBinary);</text:p>
            <text:p text:style-name="P5"><text:s text:c="4"/>fread(&amp;config_mom, sizeof(struct s_CONFIG_MOM<text:span text:style-name="T6">_18</text:span>), 1, file_handle);</text:p>
            <text:p text:style-name="P5"><text:s text:c="4"/>fclose(file_handle);</text:p>
            <text:p text:style-name="P5"><text:s text:c="4"/>Load_MAGIC_SET();</text:p>
            <text:p text:style-name="P5"><text:s text:c="4"/>MIDI_IO = config_mom.MIDI_IO;</text:p>
            <text:p text:style-name="P5"><text:s text:c="4"/>MIDI_IRQ = config_mom.MIDI_IRQ;</text:p>
            <text:p text:style-name="P5"><text:s text:c="4"/>MIDI_DMA = ST_UNDEFINED;</text:p>
            <text:p text:style-name="P8"><text:s text:c="4"/><text:span text:style-name="T5">MIDI_ID</text:span> = config_mom.<text:span text:style-name="T5">MIDI_ID</text:span>;</text:p>
            <text:p text:style-name="P8"><text:s text:c="4"/>switch(<text:span text:style-name="T5">MIDI_ID</text:span>)</text:p>
            <text:p text:style-name="P5"><text:s text:c="4"/>{</text:p>
            <text:p text:style-name="P5"><text:s text:c="8"/>case 0:</text:p>
            <text:p text:style-name="P5"><text:s text:c="8"/>{</text:p>
            <text:p text:style-name="P5"><text:s text:c="12"/>MIDI_DRV = SND_NONE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1:</text:p>
            <text:p text:style-name="P5"><text:s text:c="8"/>{</text:p>
            <text:p text:style-name="P5"><text:s text:c="12"/>MIDI_DRV = SND_Speaker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16:</text:p>
            <text:p text:style-name="P5"><text:s text:c="8"/>{</text:p>
            <text:p text:style-name="P5"><text:s text:c="12"/>MIDI_DRV = SND_AdLib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18:</text:p>
            <text:p text:style-name="P5"><text:s text:c="8"/>{</text:p>
            <text:p text:style-name="P5"><text:s text:c="12"/>MIDI_DRV = SND_SB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24:</text:p>
            <text:p text:style-name="P5"><text:s text:c="8"/>{</text:p>
            <text:p text:style-name="P5"><text:s text:c="12"/>MIDI_DRV = SND_SBPro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25:</text:p>
            <text:p text:style-name="P5"><text:s text:c="8"/>{</text:p>
            <text:p text:style-name="P5"><text:s text:c="12"/>MIDI_DRV = SND_PAS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32:</text:p>
            <text:p text:style-name="P5"><text:s text:c="8"/>{</text:p>
            <text:p text:style-name="P5"><text:s text:c="12"/>MIDI_DRV = SND_SBPro2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33:</text:p>
            <text:p text:style-name="P5"><text:s text:c="8"/>{</text:p>
            <text:p text:style-name="P5"><text:s text:c="12"/>MIDI_DRV = SND_PAS16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34:</text:p>
            <text:p text:style-name="P5"><text:s text:c="8"/>{</text:p>
            <text:p text:style-name="P5"><text:s text:c="12"/>MIDI_DRV = SND_ALG;</text:p>
            <text:p text:style-name="P5"><text:s text:c="12"/>MIDI_IO = ST_UNDEFINED;</text:p>
            <text:p text:style-name="P5"><text:s text:c="12"/>MIDI_IRQ = ST_UNDEFINED;</text:p>
            <text:p text:style-name="P5"><text:s text:c="12"/>MIDI_DMA = ST_UNDEFINED;</text:p>
            <text:p text:style-name="P5"><text:s text:c="8"/>} break;</text:p>
            <text:p text:style-name="P5"><text:s text:c="8"/>case 48:</text:p>
            <text:p text:style-name="P5"><text:s text:c="8"/>{</text:p>
            <text:p text:style-name="P5"><text:s text:c="12"/>MIDI_DRV = SND_GMIDI;</text:p>
            <text:p text:style-name="P5"><text:s text:c="12"/>MIDI_DMA = ST_UNDEFINED;</text:p>
            <text:p text:style-name="P5"><text:s text:c="8"/>} break;</text:p>
            <text:p text:style-name="P5"><text:s text:c="8"/>case 49:</text:p>
            <text:p text:style-name="P5"><text:s text:c="8"/>{</text:p>
            <text:p text:style-name="P5"><text:s text:c="12"/>MIDI_DRV = SND_Roland;</text:p>
            <text:p text:style-name="P5"><text:s text:c="12"/>MIDI_DMA = ST_UNDEFINED;</text:p>
            <text:p text:style-name="P5"><text:soft-page-break/><text:s text:c="8"/>} break;</text:p>
            <text:p text:style-name="P5"><text:s text:c="8"/>case 56:</text:p>
            <text:p text:style-name="P5"><text:s text:c="8"/>{</text:p>
            <text:p text:style-name="P5"><text:s text:c="12"/>MIDI_DRV = SND_GMIDI;</text:p>
            <text:p text:style-name="P5"><text:s text:c="12"/>MIDI_DMA = ST_UNDEFINED;</text:p>
            <text:p text:style-name="P5"><text:s text:c="8"/>} break;</text:p>
            <text:p text:style-name="P5"><text:s text:c="4"/>}</text:p>
            <text:p text:style-name="P5"><text:s text:c="4"/>if(MIDI_DRV == SND_Roland)</text:p>
            <text:p text:style-name="P5"><text:s text:c="4"/>{</text:p>
            <text:p text:style-name="P5"><text:s text:c="8"/>DOS_PrintString__STUB(str_Initializing_Roland_Drivers); <text:s/>// "Initializing Roland Drivers...$"</text:p>
            <text:p text:style-name="P5"><text:s text:c="8"/>Mark_Time();</text:p>
            <text:p text:style-name="P5"><text:s text:c="8"/>Release_Time(2);</text:p>
            <text:p text:style-name="P5"><text:s text:c="4"/>}</text:p>
            <text:p text:style-name="P5"><text:s text:c="4"/>DIGI_IO = config_mom.DIGI_IO;</text:p>
            <text:p text:style-name="P5"><text:s text:c="4"/>DIGI_IRQ = config_mom.DIGI_IRQ;</text:p>
            <text:p text:style-name="P5"><text:s text:c="4"/>DIGI_DMA = config_mom.DIGI_DMA;</text:p>
            <text:p text:style-name="P5"><text:s text:c="4"/>DIGI_ID = config_mom.DIGI_ID;</text:p>
            <text:p text:style-name="P5"><text:s text:c="4"/>switch(DIGI_ID)</text:p>
            <text:p text:style-name="P5"><text:s text:c="4"/>{</text:p>
            <text:p text:style-name="P5"><text:s text:c="8"/>case 0:</text:p>
            <text:p text:style-name="P5"><text:s text:c="8"/>{</text:p>
            <text:p text:style-name="P5"><text:s text:c="12"/>DIGI_DRV = SND_NONE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8"/>case 1:</text:p>
            <text:p text:style-name="P5"><text:s text:c="8"/>{</text:p>
            <text:p text:style-name="P5"><text:s text:c="12"/>DIGI_DRV = SND_Speaker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8"/>case 16:</text:p>
            <text:p text:style-name="P5"><text:s text:c="8"/>{</text:p>
            <text:p text:style-name="P5"><text:s text:c="12"/>DIGI_DRV = SND_NONE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8"/>case 18:</text:p>
            <text:p text:style-name="P5"><text:s text:c="8"/>{</text:p>
            <text:p text:style-name="P5"><text:s text:c="12"/>DIGI_DRV = SND_SB;</text:p>
            <text:p text:style-name="P5"><text:s text:c="8"/>} break;</text:p>
            <text:p text:style-name="P5"><text:s text:c="8"/>case 24:</text:p>
            <text:p text:style-name="P5"><text:s text:c="8"/>{</text:p>
            <text:p text:style-name="P5"><text:s text:c="12"/>DIGI_DRV = SND_SBPro;</text:p>
            <text:p text:style-name="P5"><text:s text:c="8"/>} break;</text:p>
            <text:p text:style-name="P5"><text:s text:c="8"/>case 25:</text:p>
            <text:p text:style-name="P5"><text:s text:c="8"/>{</text:p>
            <text:p text:style-name="P5"><text:s text:c="12"/>DIGI_DRV = SND_PAS;</text:p>
            <text:p text:style-name="P5"><text:s text:c="12"/>DIGI_IO = ST_UNDEFINED;</text:p>
            <text:p text:style-name="P5"><text:s text:c="8"/>} break;</text:p>
            <text:p text:style-name="P5"><text:s text:c="8"/>case 32:</text:p>
            <text:p text:style-name="P5"><text:s text:c="8"/>{</text:p>
            <text:p text:style-name="P5"><text:s text:c="12"/>DIGI_DRV = SND_SBPro2;</text:p>
            <text:p text:style-name="P5"><text:s text:c="12"/>MIDI_IRQ = DIGI_IRQ;</text:p>
            <text:p text:style-name="P5"><text:s text:c="12"/>MIDI_DMA = DIGI_DMA;</text:p>
            <text:p text:style-name="P5"><text:s text:c="8"/>} break;</text:p>
            <text:p text:style-name="P5"><text:s text:c="8"/>case 33:</text:p>
            <text:p text:style-name="P5"><text:s text:c="8"/>{</text:p>
            <text:p text:style-name="P5"><text:s text:c="12"/>DIGI_DRV = SND_PAS16;</text:p>
            <text:p text:style-name="P5"><text:s text:c="12"/>DIGI_IO = ST_UNDEFINED;</text:p>
            <text:p text:style-name="P5"><text:s text:c="8"/>} break;</text:p>
            <text:p text:style-name="P5"><text:s text:c="8"/>case 34:</text:p>
            <text:p text:style-name="P5"><text:s text:c="8"/>{</text:p>
            <text:p text:style-name="P5"><text:s text:c="12"/>DIGI_DRV = SND_ALG;</text:p>
            <text:p text:style-name="P5"><text:s text:c="8"/>} break;</text:p>
            <text:p text:style-name="P5"><text:s text:c="8"/>case 48:</text:p>
            <text:p text:style-name="P5"><text:s text:c="8"/>case 49:</text:p>
            <text:p text:style-name="P5"><text:s text:c="8"/>{</text:p>
            <text:p text:style-name="P5"><text:s text:c="12"/>DIGI_DRV = SND_Roland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8"/>case 56:</text:p>
            <text:p text:style-name="P5"><text:s text:c="8"/>{</text:p>
            <text:p text:style-name="P5"><text:s text:c="12"/>DIGI_DRV = SND_GMIDI;</text:p>
            <text:p text:style-name="P5"><text:s text:c="12"/>DIGI_IO = ST_UNDEFINED;</text:p>
            <text:p text:style-name="P5"><text:s text:c="12"/>DIGI_IRQ = ST_UNDEFINED;</text:p>
            <text:p text:style-name="P5"><text:s text:c="12"/>DIGI_DMA = ST_UNDEFINED;</text:p>
            <text:p text:style-name="P5"><text:s text:c="8"/>} break;</text:p>
            <text:p text:style-name="P5"><text:s text:c="4"/>}</text:p>
            <text:p text:style-name="P5"><text:s text:c="4"/>if(MIDI_DRV == SND_AdLib)</text:p>
            <text:p text:style-name="P5"><text:s text:c="4"/>{</text:p>
            <text:p text:style-name="P5"><text:s text:c="8"/>DIGI_DRV = SND_AdLib;</text:p>
            <text:p text:style-name="P5"><text:s text:c="4"/>}</text:p>
            <text:p text:style-name="P5"><text:s text:c="4"/>if((magic_set.sound_channels &gt; 2) || (magic_set.sound_channels &lt; 0))</text:p>
            <text:p text:style-name="P5"><text:s text:c="4"/>{</text:p>
            <text:p text:style-name="P5"><text:s text:c="8"/>magic_set.sound_channels = 0;</text:p>
            <text:p text:style-name="P5"><text:s text:c="4"/>}</text:p>
            <text:p text:style-name="P5"><text:s text:c="4"/>magic_set.input_type = 1;</text:p>
            <text:p text:style-name="P5"><text:s text:c="4"/>// ¿ MoO2 <text:s/>Check_For_Saved_Games() ?</text:p>
            <text:p text:style-name="P5"><text:s text:c="4"/>for(itr_savegams = 1; itr_savegams &lt; 9; itr_savegams++)</text:p>
            <text:p text:style-name="P5"><text:s text:c="4"/>{</text:p>
            <text:p text:style-name="P5"><text:s text:c="8"/>if(magic_set.Have_Save[itr_savegams] != ST_FALSE)</text:p>
            <text:p text:style-name="P5"><text:s text:c="8"/>{</text:p>
            <text:p text:style-name="P5"><text:s text:c="12"/>itoa(itr_savegams, found_file, 10);</text:p>
            <text:p text:style-name="P5"><text:s text:c="12"/>strcpy(file_name, <text:span text:style-name="T7">str_</text:span>SAVE_NAME);</text:p>
            <text:p text:style-name="P5"><text:s text:c="12"/>strcat(file_name, found_file);</text:p>
            <text:p text:style-name="P5"><text:s text:c="12"/>strcat(file_name, <text:span text:style-name="T7">str_</text:span>SAVE_EXT);</text:p>
            <text:p text:style-name="P5"><text:s text:c="12"/>DIR(file_name, found_file);</text:p>
            <text:p text:style-name="P5"><text:s text:c="12"/>if(found_file == 0)</text:p>
            <text:p text:style-name="P5"><text:s text:c="12"/>{</text:p>
            <text:p text:style-name="P5"><text:s text:c="16"/>magic_set.Have_Save[(itr_savegams - 1)] = ST_FALSE;</text:p>
            <text:p text:style-name="P5"><text:s text:c="16"/>strcpy(magic_set.Save_Names[(itr_savegams - 1)], empty_string__MAIN);</text:p>
            <text:p text:style-name="P5"><text:s text:c="16"/>file_handle = fopen(str_MAGIC_SET, str_WB);</text:p>
            <text:p text:style-name="P5"><text:s text:c="16"/>fwrite(&amp;magic_set[0], sizeof(struct s_MAGIC_SET), 1, file_handle);</text:p>
            <text:p text:style-name="P5"><text:s text:c="16"/>fclose(file_handle);</text:p>
            <text:p text:style-name="P5"><text:s text:c="12"/>}</text:p>
            <text:p text:style-name="P5"><text:soft-page-break/><text:s text:c="8"/>}</text:p>
            <text:p text:style-name="P5"><text:s text:c="4"/>}</text:p>
            <text:p text:style-name="P5"><text:s text:c="4"/>EMS_SetMinKB(2700);</text:p>
            <text:p text:style-name="P5"><text:s text:c="4"/>RAM_SetMinKB(583);</text:p>
            <text:p text:style-name="P5"><text:s text:c="4"/>magic_set.input_type = 1;</text:p>
            <text:p text:style-name="P5"><text:s text:c="4"/>magic_set.sound_channels = 2;</text:p>
            <text:p text:style-name="P5"><text:s text:c="4"/>Init_Drivers(magic_set.input_type, magic_set.sound_channels, fonts_lbx_file, MIDI_DRV, MIDI_IO, MIDI_IRQ, MIDI_DMA, DIGI_DRV, DIGI_IO, DIGI_IRQ, DIGI_DMA);</text:p>
            <text:p text:style-name="P5"><text:s text:c="4"/>Release_Version();</text:p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<text:s text:c="4"/><text:span text:style-name="T1">Allocate_Data_Space(6100);</text:span></text:p>
            <text:p text:style-name="P5"><text:s text:c="4"/>Enable_Cancel();</text:p>
            <text:p text:style-name="P5"/>
          </table:table-cell>
          <table:table-cell table:style-name="Table1.A1" office:value-type="string">
            <text:p text:style-name="P5"><text:s text:c="4"/>Enable_Cancel();</text:p>
            <text:p text:style-name="P5"><text:s text:c="4"/><text:span text:style-name="T1">Allocate_Data_Space(4600);</text:span></text:p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<text:s text:c="4"/>Load_Palette(0, ST_UNDEFINED);</text:p>
            <text:p text:style-name="P5"><text:s text:c="4"/>Apply_Palette();</text:p>
            <text:p text:style-name="P5"><text:s text:c="4"/>if(!((argv[0] = 'J') &amp;&amp; (argv[1] = 'E') &amp;&amp; (argv[1] = 'N') &amp;&amp; (argv[1] = 'N') &amp;&amp; (argv[1] = 'Y')))</text:p>
            <text:p text:style-name="P5"><text:s text:c="4"/>{</text:p>
            <text:p text:style-name="P5"><text:s text:c="8"/>GAME_PlayIntro();</text:p>
            <text:p text:style-name="P5"><text:s text:c="4"/>}</text:p>
            <text:p text:style-name="P5"><text:s text:c="4"/><text:span text:style-name="T3">Load_MGC_Resources();</text:span></text:p>
            <text:p text:style-name="P5"><text:s text:c="4"/>// BEGIN: ~== New Game Screen</text:p>
            <text:p text:style-name="P5"><text:s text:c="4"/>Load_TERRSTAT(); <text:s/>// ; ~== Newgame_Screen</text:p>
            <text:p text:style-name="P5"><text:s text:c="4"/>Load_SPELLDAT(); <text:s/>// ; ~== Newgame_Screen</text:p>
            <text:p text:style-name="P5"><text:s text:c="4"/>// END: ~== New Game Screen</text:p>
            <text:p text:style-name="P5"><text:s text:c="4"/>// BEGIN: ~== Main Menu Screen</text:p>
            <text:p text:style-name="P5"><text:s text:c="4"/>Init_Credits();</text:p>
            <text:p text:style-name="P5"><text:s text:c="4"/>Fill(0, 0, SCREEN_XMAX, SCREEN_YMAX, 0);</text:p>
            <text:p text:style-name="P5"><text:s text:c="4"/>Set_Page_On();</text:p>
            <text:p text:style-name="P5"><text:s text:c="4"/>Fill(0, 0, SCREEN_XMAX, SCREEN_YMAX, 0);</text:p>
            <text:p text:style-name="P5"><text:s text:c="4"/>Set_Page_Off();</text:p>
            <text:p text:style-name="P5"><text:s text:c="4"/>Stop_Music__STUB();</text:p>
            <text:p text:style-name="P5"><text:s text:c="4"/>main_menu_music_seg = LBX_Load(music_lbx__main, MUSIC_Main_Menu);</text:p>
            <text:p text:style-name="P5"><text:s text:c="4"/>if(magic_set.background_music == ST_TRUE)</text:p>
            <text:p text:style-name="P5"><text:s text:c="4"/>{</text:p>
            <text:p text:style-name="P5"><text:s text:c="8"/>Play_Sound__STUB(main_menu_music_seg);</text:p>
            <text:p text:style-name="P5"><text:s text:c="4"/>}</text:p>
            <text:p text:style-name="P5"><text:s text:c="4"/>Load_Palette(0, ST_UNDEFINED);</text:p>
            <text:p text:style-name="P5"><text:s text:c="4"/>Apply_Palette();</text:p>
            <text:p text:style-name="P5"><text:s text:c="4"/>// END: ~== Main Menu Screen</text:p>
            <text:p text:style-name="P5"/>
          </table:table-cell>
          <table:table-cell table:style-name="Table1.A1" office:value-type="string">
            <text:p text:style-name="P5"><text:s text:c="4"/>Load_SAVE_GAM(8);</text:p>
            <text:p text:style-name="P5"><text:s text:c="4"/><text:span text:style-name="T3">Load_WZD_Resources();</text:span></text:p>
            <text:p text:style-name="P5"><text:s text:c="4"/>EMS_Pages_Left = STU_INT(0x67, 5901);</text:p>
            <text:p text:style-name="P5"><text:s text:c="4"/>if(EMS_Pages_Left != 0)</text:p>
            <text:p text:style-name="P5"><text:s text:c="4"/>{</text:p>
            <text:p text:style-name="P5"><text:s text:c="8"/>g_EmmHndl_OVERXYZ = EMM_MakeNamedHandle(EMS_Pages_Left, ehn_OVERXYZ);</text:p>
            <text:p text:style-name="P5"><text:s text:c="8"/>EMM_ReleaseHandle(g_EmmHndl_OVERXYZ);</text:p>
            <text:p text:style-name="P5"><text:s text:c="8"/>__OvrInitEms(0, 0, EMS_Pages_Left);</text:p>
            <text:p text:style-name="P5"><text:s text:c="4"/>}</text:p>
            <text:p text:style-name="P5"><text:s text:c="4"/>else</text:p>
            <text:p text:style-name="P5"><text:s text:c="4"/>{</text:p>
            <text:p text:style-name="P5"><text:s text:c="8"/>g_EmmHndl_OVERXYZ = 0; <text:s/>// ¿ NULLL ?</text:p>
            <text:p text:style-name="P5"><text:s text:c="4"/>}</text:p>
            <text:p text:style-name="P5"><text:s text:c="4"/>Load_Palette(0, ST_UNDEFINED);</text:p>
            <text:p text:style-name="P5"><text:s text:c="4"/>Calculate_Remap_Colors();</text:p>
            <text:p text:style-name="P5"><text:s text:c="4"/>Set_Button_Down_Offsets(1, 1,);</text:p>
            <text:p text:style-name="P5"><text:s text:c="4"/>Cycle_Palette_Color__STUB(198, 40, 0, 0, 63, 0, 0, 1); <text:s/>// (color_num, red_min, green_min, blue_min, red_max, green_max, blue_max, step_value)</text:p>
            <text:p text:style-name="P5"><text:s text:c="4"/>Apply_Palette();</text:p>
            <text:p text:style-name="P5"><text:s text:c="4"/>Fade_In();</text:p>
            <text:p text:style-name="P5"><text:s text:c="4"/>current_screen = scr_Main_Screen</text:p>
            <text:p text:style-name="P5"><text:s text:c="4"/>_players[NEUTRAL_PLAYER_IDX].banner_id = 5; <text:s/>// enum Banner_Color {BNR_Brown = 5 }</text:p>
            <text:p text:style-name="P5"><text:s text:c="4"/>Clear_Fields();</text:p>
            <text:p text:style-name="P5"><text:s text:c="4"/>Loaded_Game_Update_WZD();</text:p>
            <text:p text:style-name="P5"><text:s text:c="4"/>GAME_SoM_Cast_By = ST_UNDEFINED;</text:p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<text:s text:c="4"/>Menu_Screen_Control();</text:p>
            <text:p text:style-name="P5"><text:s text:c="4"/>Save_SAVE_GAM(8);</text:p>
            <text:p text:style-name="P5"><text:s text:c="4"/>Exit_With_Size();</text:p>
            <text:p text:style-name="P5">}</text:p>
          </table:table-cell>
          <table:table-cell table:style-name="Table1.A1" office:value-type="string">
            <text:p text:style-name="P5"><text:s text:c="4"/>Screen_Control();</text:p>
            <text:p text:style-name="P5"><text:s text:c="4"/>s01p16_empty_function();</text:p>
            <text:p text:style-name="P5"><text:s text:c="4"/>Exit_With_Size();</text:p>
            <text:p text:style-name="P5">}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03T07:18:34.462000000</meta:creation-date>
    <dc:date>2025-03-03T12:25:24.256000000</dc:date>
    <meta:editing-duration>P6DT19H55M7S</meta:editing-duration>
    <meta:editing-cycles>9</meta:editing-cycles>
    <meta:generator>LibreOffice/7.4.3.2$Windows_X86_64 LibreOffice_project/1048a8393ae2eeec98dff31b5c133c5f1d08b890</meta:generator>
    <meta:document-statistic meta:table-count="1" meta:image-count="0" meta:object-count="0" meta:page-count="3" meta:paragraph-count="515" meta:word-count="1308" meta:character-count="13987" meta:non-whitespace-character-count="9185"/>
  </office:meta>
</office:document-meta>
</file>